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akar" fo:font-size="36pt" officeooo:rsid="000e693c" officeooo:paragraph-rsid="000e693c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aakar" fo:font-size="36pt" officeooo:rsid="000e693c" officeooo:paragraph-rsid="000e693c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style:font-name="aakar" fo:font-size="16pt" officeooo:paragraph-rsid="000fdfaf"/>
    </style:style>
    <style:style style:name="T1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2" style:family="text">
      <style:text-properties fo:font-variant="normal" fo:text-transform="none" fo:color="#242729" style:font-name="Arial" fo:font-size="11.25pt" fo:letter-spacing="normal" fo:font-style="normal" fo:font-weight="normal" officeooo:rsid="0011c1ff"/>
    </style:style>
    <style:style style:name="T3" style:family="text">
      <style:text-properties officeooo:rsid="000fdfaf" style:font-size-asian="14pt" style:font-size-complex="16pt"/>
    </style:style>
    <style:style style:name="T4" style:family="text">
      <style:text-properties officeooo:rsid="0013223f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hzaib Aziz <text:tab/><text:tab/><text:tab/>160554</text:p>
      <text:p text:style-name="P1">Fatima hussain <text:tab/><text:tab/><text:tab/>160610</text:p>
      <text:p text:style-name="P2">File Puncher</text:p>
      <text:p text:style-name="P3"><text:span text:style-name="T3"><text:tab/>In this application one android device is capable of sending a files(Audio,Video,Image) to more than one android device .Both android should be connected with each other via wifi .One device send a broadcast message to other and other devices receive that message. Server android device has the IP of the client devices .Both devices are connected with each other via a TCP(transmission Control Protocol).</text:span><text:span text:style-name="T4">Differnt java threads send file to the different pho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8:51:18.448887580</meta:creation-date>
    <dc:date>2018-04-04T19:55:40.977830064</dc:date>
    <meta:editing-duration>PT3M29S</meta:editing-duration>
    <meta:editing-cycles>1</meta:editing-cycles>
    <meta:document-statistic meta:table-count="0" meta:image-count="0" meta:object-count="0" meta:page-count="1" meta:paragraph-count="4" meta:word-count="80" meta:character-count="521" meta:non-whitespace-character-count="438"/>
    <meta:generator>LibreOffice/5.1.6.2$Linux_X86_64 LibreOffice_project/10m0$Build-2</meta:generator>
  </office:meta>
</office:document-meta>
</file>